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Utils.getPropertiesForProtocol( final MailConnectionConfiguration config , final String customTrustManag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ailUtils.getDefaultPortForProtocol( final String protoco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ilUtils.configure( String uriString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MailUtils.Mail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